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/>
      <table:table table:name="TH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2" table:number-columns-repeated="5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H2</text:p>
          </table:table-cell>
          <table:table-cell office:value-type="float" office:value="550" calcext:value-type="float">
            <text:p>550</text:p>
          </table:table-cell>
          <table:table-cell table:style-name="Default"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4400" calcext:value-type="float">
            <text:p>4400</text:p>
          </table:table-cell>
          <table:table-cell table:style-name="Default" office:value-type="float" office:value="5500" calcext:value-type="float">
            <text:p>5500</text:p>
          </table:table-cell>
          <table:table-cell table:style-name="Default" office:value-type="float" office:value="6600" calcext:value-type="float">
            <text:p>6600</text:p>
          </table:table-cell>
          <table:table-cell table:style-name="Default" office:value-type="float" office:value="7700" calcext:value-type="float">
            <text:p>7700</text:p>
          </table:table-cell>
          <table:table-cell table:style-name="Default" office:value-type="float" office:value="8800" calcext:value-type="float">
            <text:p>8800</text:p>
          </table:table-cell>
          <table:table-cell table:style-name="Default" office:value-type="float" office:value="9900" calcext:value-type="float">
            <text:p>9900</text:p>
          </table:table-cell>
          <table:table-cell table:style-name="Default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2.5697" calcext:value-type="float">
            <text:p>9022.5697</text:p>
          </table:table-cell>
          <table:table-cell office:value-type="float" office:value="8548.34061408" calcext:value-type="float">
            <text:p>8548.34061408</text:p>
          </table:table-cell>
          <table:table-cell office:value-type="float" office:value="8493.6095" calcext:value-type="float">
            <text:p>8493.6095</text:p>
          </table:table-cell>
          <table:table-cell office:value-type="float" office:value="8495.1710608" calcext:value-type="float">
            <text:p>8495.1710608</text:p>
          </table:table-cell>
          <table:table-cell office:value-type="float" office:value="8333.58536005" calcext:value-type="float">
            <text:p>8333.58536005</text:p>
          </table:table-cell>
          <table:table-cell office:value-type="float" office:value="8431.61942101" calcext:value-type="float">
            <text:p>8431.61942101</text:p>
          </table:table-cell>
          <table:table-cell office:value-type="float" office:value="8366.07678699" calcext:value-type="float">
            <text:p>8366.07678699</text:p>
          </table:table-cell>
          <table:table-cell office:value-type="float" office:value="8385.08457804" calcext:value-type="float">
            <text:p>8385.08457804</text:p>
          </table:table-cell>
          <table:table-cell office:value-type="float" office:value="8366.20706201" calcext:value-type="float">
            <text:p>8366.20706201</text:p>
          </table:table-cell>
          <table:table-cell office:value-type="float" office:value="8455.16429019" calcext:value-type="float">
            <text:p>8455.16429019</text:p>
          </table:table-cell>
          <table:table-cell office:value-type="float" office:value="8359.61809111" calcext:value-type="float">
            <text:p>8359.61809111</text:p>
          </table:table-cell>
          <table:table-cell office:value-type="float" office:value="8391.77333117" calcext:value-type="float">
            <text:p>8391.77333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959.13987494" calcext:value-type="float">
            <text:p>3959.13987494</text:p>
          </table:table-cell>
          <table:table-cell/>
          <table:table-cell office:value-type="float" office:value="3869.53411293" calcext:value-type="float">
            <text:p>3869.53411293</text:p>
          </table:table-cell>
          <table:table-cell office:value-type="float" office:value="3945.73255301" calcext:value-type="float">
            <text:p>3945.73255301</text:p>
          </table:table-cell>
          <table:table-cell office:value-type="float" office:value="3918.50695109" calcext:value-type="float">
            <text:p>3918.50695109</text:p>
          </table:table-cell>
          <table:table-cell office:value-type="float" office:value="3882.58536911" calcext:value-type="float">
            <text:p>3882.58536911</text:p>
          </table:table-cell>
          <table:table-cell office:value-type="float" office:value="4054.99381423" calcext:value-type="float">
            <text:p>4054.99381423</text:p>
          </table:table-cell>
          <table:table-cell office:value-type="float" office:value="4046.535465" calcext:value-type="float">
            <text:p>4046.535465</text:p>
          </table:table-cell>
          <table:table-cell office:value-type="float" office:value="4011.02413106" calcext:value-type="float">
            <text:p>4011.02413106</text:p>
          </table:table-cell>
          <table:table-cell office:value-type="float" office:value="4030.71802998" calcext:value-type="float">
            <text:p>4030.71802998</text:p>
          </table:table-cell>
          <table:table-cell office:value-type="float" office:value="4065.53759909" calcext:value-type="float">
            <text:p>4065.53759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76.18197489" calcext:value-type="float">
            <text:p>1976.18197489</text:p>
          </table:table-cell>
          <table:table-cell/>
          <table:table-cell office:value-type="float" office:value="1937.3057301" calcext:value-type="float">
            <text:p>1937.3057301</text:p>
          </table:table-cell>
          <table:table-cell office:value-type="float" office:value="1881.48238182" calcext:value-type="float">
            <text:p>1881.48238182</text:p>
          </table:table-cell>
          <table:table-cell office:value-type="float" office:value="1951.15313911" calcext:value-type="float">
            <text:p>1951.15313911</text:p>
          </table:table-cell>
          <table:table-cell office:value-type="float" office:value="1923.12599087" calcext:value-type="float">
            <text:p>1923.12599087</text:p>
          </table:table-cell>
          <table:table-cell office:value-type="float" office:value="1930.17348003" calcext:value-type="float">
            <text:p>1930.17348003</text:p>
          </table:table-cell>
          <table:table-cell office:value-type="float" office:value="2186.27311301" calcext:value-type="float">
            <text:p>2186.27311301</text:p>
          </table:table-cell>
          <table:table-cell office:value-type="float" office:value="2116.29471707" calcext:value-type="float">
            <text:p>2116.29471707</text:p>
          </table:table-cell>
          <table:table-cell office:value-type="float" office:value="2122.88784409" calcext:value-type="float">
            <text:p>2122.88784409</text:p>
          </table:table-cell>
          <table:table-cell office:value-type="float" office:value="2388.39780402" calcext:value-type="float">
            <text:p>2388.39780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9.02113509" calcext:value-type="float">
            <text:p>1309.02113509</text:p>
          </table:table-cell>
          <table:table-cell/>
          <table:table-cell office:value-type="float" office:value="1286.47961998" calcext:value-type="float">
            <text:p>1286.47961998</text:p>
          </table:table-cell>
          <table:table-cell office:value-type="float" office:value="1263.30389786" calcext:value-type="float">
            <text:p>1263.30389786</text:p>
          </table:table-cell>
          <table:table-cell office:value-type="float" office:value="1431.47349501" calcext:value-type="float">
            <text:p>1431.47349501</text:p>
          </table:table-cell>
          <table:table-cell office:value-type="float" office:value="1344.14041615" calcext:value-type="float">
            <text:p>1344.14041615</text:p>
          </table:table-cell>
          <table:table-cell office:value-type="float" office:value="1842.85220003" calcext:value-type="float">
            <text:p>1842.85220003</text:p>
          </table:table-cell>
          <table:table-cell office:value-type="float" office:value="1483.22826695" calcext:value-type="float">
            <text:p>1483.22826695</text:p>
          </table:table-cell>
          <table:table-cell office:value-type="float" office:value="1689.66322494" calcext:value-type="float">
            <text:p>1689.66322494</text:p>
          </table:table-cell>
          <table:table-cell office:value-type="float" office:value="1565.15421605" calcext:value-type="float">
            <text:p>1565.15421605</text:p>
          </table:table-cell>
          <table:table-cell office:value-type="float" office:value="1763.44655299" calcext:value-type="float">
            <text:p>1763.44655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036.30446601" calcext:value-type="float">
            <text:p>1036.30446601</text:p>
          </table:table-cell>
          <table:table-cell/>
          <table:table-cell office:value-type="float" office:value="1070.47525907" calcext:value-type="float">
            <text:p>1070.47525907</text:p>
          </table:table-cell>
          <table:table-cell office:value-type="float" office:value="976.773049831" calcext:value-type="float">
            <text:p>976.773049831</text:p>
          </table:table-cell>
          <table:table-cell office:value-type="float" office:value="1198.20837998" calcext:value-type="float">
            <text:p>1198.20837998</text:p>
          </table:table-cell>
          <table:table-cell office:value-type="float" office:value="1209.86492085" calcext:value-type="float">
            <text:p>1209.86492085</text:p>
          </table:table-cell>
          <table:table-cell office:value-type="float" office:value="1500" calcext:value-type="float">
            <text:p>1500</text:p>
          </table:table-cell>
          <table:table-cell office:value-type="float" office:value="1395.25804806" calcext:value-type="float">
            <text:p>1395.25804806</text:p>
          </table:table-cell>
          <table:table-cell office:value-type="float" office:value="1439.65493703" calcext:value-type="float">
            <text:p>1439.65493703</text:p>
          </table:table-cell>
          <table:table-cell office:value-type="float" office:value="1426.36683202" calcext:value-type="float">
            <text:p>1426.36683202</text:p>
          </table:table-cell>
          <table:table-cell office:value-type="float" office:value="1450.48364496" calcext:value-type="float">
            <text:p>1450.48364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49.184499979" calcext:value-type="float">
            <text:p>949.184499979</text:p>
          </table:table-cell>
          <table:table-cell/>
          <table:table-cell office:value-type="float" office:value="961.733723164" calcext:value-type="float">
            <text:p>961.733723164</text:p>
          </table:table-cell>
          <table:table-cell office:value-type="float" office:value="988.872580051" calcext:value-type="float">
            <text:p>988.872580051</text:p>
          </table:table-cell>
          <table:table-cell office:value-type="float" office:value="962.834961891" calcext:value-type="float">
            <text:p>962.834961891</text:p>
          </table:table-cell>
          <table:table-cell office:value-type="float" office:value="974.938565016" calcext:value-type="float">
            <text:p>974.938565016</text:p>
          </table:table-cell>
          <table:table-cell office:value-type="float" office:value="1366.43655491" calcext:value-type="float">
            <text:p>1366.43655491</text:p>
          </table:table-cell>
          <table:table-cell office:value-type="float" office:value="1330.27547097" calcext:value-type="float">
            <text:p>1330.27547097</text:p>
          </table:table-cell>
          <table:table-cell office:value-type="float" office:value="1300.5760951" calcext:value-type="float">
            <text:p>1300.5760951</text:p>
          </table:table-cell>
          <table:table-cell office:value-type="float" office:value="1316.06716919" calcext:value-type="float">
            <text:p>1316.06716919</text:p>
          </table:table-cell>
          <table:table-cell office:value-type="float" office:value="1308.18617201" calcext:value-type="float">
            <text:p>1308.18617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00.799919844" calcext:value-type="float">
            <text:p>800.799919844</text:p>
          </table:table-cell>
          <table:table-cell/>
          <table:table-cell office:value-type="float" office:value="728.929911137" calcext:value-type="float">
            <text:p>728.929911137</text:p>
          </table:table-cell>
          <table:table-cell office:value-type="float" office:value="915.595096111" calcext:value-type="float">
            <text:p>915.595096111</text:p>
          </table:table-cell>
          <table:table-cell office:value-type="float" office:value="879.105440855" calcext:value-type="float">
            <text:p>879.105440855</text:p>
          </table:table-cell>
          <table:table-cell office:value-type="float" office:value="872.784775019" calcext:value-type="float">
            <text:p>872.784775019</text:p>
          </table:table-cell>
          <table:table-cell office:value-type="float" office:value="1319.71768904" calcext:value-type="float">
            <text:p>1319.71768904</text:p>
          </table:table-cell>
          <table:table-cell office:value-type="float" office:value="1282.27340078" calcext:value-type="float">
            <text:p>1282.27340078</text:p>
          </table:table-cell>
          <table:table-cell office:value-type="float" office:value="1201.55625296" calcext:value-type="float">
            <text:p>1201.55625296</text:p>
          </table:table-cell>
          <table:table-cell office:value-type="float" office:value="1230.09725499" calcext:value-type="float">
            <text:p>1230.09725499</text:p>
          </table:table-cell>
          <table:table-cell office:value-type="float" office:value="1240.8121562" calcext:value-type="float">
            <text:p>1240.8121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48.400886059" calcext:value-type="float">
            <text:p>748.400886059</text:p>
          </table:table-cell>
          <table:table-cell/>
          <table:table-cell office:value-type="float" office:value="695.76790309" calcext:value-type="float">
            <text:p>695.76790309</text:p>
          </table:table-cell>
          <table:table-cell office:value-type="float" office:value="827.635138035" calcext:value-type="float">
            <text:p>827.635138035</text:p>
          </table:table-cell>
          <table:table-cell office:value-type="float" office:value="849.746170044" calcext:value-type="float">
            <text:p>849.746170044</text:p>
          </table:table-cell>
          <table:table-cell office:value-type="float" office:value="821.150576115" calcext:value-type="float">
            <text:p>821.150576115</text:p>
          </table:table-cell>
          <table:table-cell office:value-type="float" office:value="1200" calcext:value-type="float">
            <text:p>1200</text:p>
          </table:table-cell>
          <table:table-cell office:value-type="float" office:value="1213.10108519" calcext:value-type="float">
            <text:p>1213.10108519</text:p>
          </table:table-cell>
          <table:table-cell office:value-type="float" office:value="1146.00435114" calcext:value-type="float">
            <text:p>1146.00435114</text:p>
          </table:table-cell>
          <table:table-cell office:value-type="float" office:value="1176.57534385" calcext:value-type="float">
            <text:p>1176.57534385</text:p>
          </table:table-cell>
          <table:table-cell office:value-type="float" office:value="1172.56308007" calcext:value-type="float">
            <text:p>1172.56308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43.679943085" calcext:value-type="float">
            <text:p>643.679943085</text:p>
          </table:table-cell>
          <table:table-cell office:value-type="float" office:value="625.15916" calcext:value-type="float">
            <text:p>625.15916</text:p>
          </table:table-cell>
          <table:table-cell office:value-type="float" office:value="655.064694166" calcext:value-type="float">
            <text:p>655.064694166</text:p>
          </table:table-cell>
          <table:table-cell office:value-type="float" office:value="658.217519999" calcext:value-type="float">
            <text:p>658.217519999</text:p>
          </table:table-cell>
          <table:table-cell office:value-type="float" office:value="775.23276186" calcext:value-type="float">
            <text:p>775.23276186</text:p>
          </table:table-cell>
          <table:table-cell office:value-type="float" office:value="781.86679697" calcext:value-type="float">
            <text:p>781.86679697</text:p>
          </table:table-cell>
          <table:table-cell office:value-type="float" office:value="1186.70693111" calcext:value-type="float">
            <text:p>1186.70693111</text:p>
          </table:table-cell>
          <table:table-cell office:value-type="float" office:value="1155.69263005" calcext:value-type="float">
            <text:p>1155.69263005</text:p>
          </table:table-cell>
          <table:table-cell office:value-type="float" office:value="1150.60438299" calcext:value-type="float">
            <text:p>1150.60438299</text:p>
          </table:table-cell>
          <table:table-cell office:value-type="float" office:value="1120.03330207" calcext:value-type="float">
            <text:p>1120.03330207</text:p>
          </table:table-cell>
          <table:table-cell office:value-type="float" office:value="1140.92116213" calcext:value-type="float">
            <text:p>1140.921162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71.261" calcext:value-type="float">
            <text:p>2471.261</text:p>
          </table:table-cell>
          <table:table-cell office:value-type="float" office:value="649.39279604" calcext:value-type="float">
            <text:p>649.39279604</text:p>
          </table:table-cell>
          <table:table-cell office:value-type="float" office:value="602.388" calcext:value-type="float">
            <text:p>602.388</text:p>
          </table:table-cell>
          <table:table-cell office:value-type="float" office:value="550.757533073" calcext:value-type="float">
            <text:p>550.757533073</text:p>
          </table:table-cell>
          <table:table-cell office:value-type="float" office:value="758.671298981" calcext:value-type="float">
            <text:p>758.671298981</text:p>
          </table:table-cell>
          <table:table-cell office:value-type="float" office:value="758.025958061" calcext:value-type="float">
            <text:p>758.025958061</text:p>
          </table:table-cell>
          <table:table-cell office:value-type="float" office:value="755.153815985" calcext:value-type="float">
            <text:p>755.153815985</text:p>
          </table:table-cell>
          <table:table-cell office:value-type="float" office:value="1154.57047701" calcext:value-type="float">
            <text:p>1154.57047701</text:p>
          </table:table-cell>
          <table:table-cell office:value-type="float" office:value="1137.72324204" calcext:value-type="float">
            <text:p>1137.72324204</text:p>
          </table:table-cell>
          <table:table-cell office:value-type="float" office:value="1114.32008481" calcext:value-type="float">
            <text:p>1114.32008481</text:p>
          </table:table-cell>
          <table:table-cell office:value-type="float" office:value="1116.95962191" calcext:value-type="float">
            <text:p>1116.95962191</text:p>
          </table:table-cell>
          <table:table-cell office:value-type="float" office:value="1119.24468708" calcext:value-type="float">
            <text:p>1119.24468708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8609.146" calcext:value-type="float">
            <text:p>8609.146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705.848" calcext:value-type="float">
            <text:p>705.848</text:p>
          </table:table-cell>
          <table:table-cell/>
          <table:table-cell table:style-name="Default" table:formula="of:=1800/60" office:value-type="float" office:value="30" calcext:value-type="float">
            <text:p>30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office:value-type="float" office:value="613.8523" calcext:value-type="float">
            <text:p>613.8523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Sched Ramon</text:p>
          </table:table-cell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8.624" calcext:value-type="float">
            <text:p>718.624</text:p>
          </table:table-cell>
          <table:table-cell table:style-name="Default" office:value-type="float" office:value="519.88" calcext:value-type="float">
            <text:p>519.88</text:p>
          </table:table-cell>
          <table:table-cell office:value-type="float" office:value="527.994" calcext:value-type="float">
            <text:p>527.994</text:p>
          </table:table-cell>
          <table:table-cell table:style-name="Default" table:number-columns-repeated="9"/>
        </table:table-row>
        <calcext:conditional-formats>
          <calcext:conditional-format calcext:target-range-address="TH2.C2:TH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TH2.E2:TH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TH1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TH2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2200" calcext:value-type="float">
            <text:p>2200</text:p>
          </table:table-cell>
          <table:table-cell office:value-type="float" office:value="5500" calcext:value-type="float">
            <text:p>5500</text:p>
          </table:table-cell>
          <table:table-cell office:value-type="float" office:value="8800" calcext:value-type="float">
            <text:p>8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60.80822897" calcext:value-type="float">
            <text:p>8860.80822897</text:p>
          </table:table-cell>
          <table:table-cell office:value-type="float" office:value="6998.62820911" calcext:value-type="float">
            <text:p>6998.62820911</text:p>
          </table:table-cell>
          <table:table-cell office:value-type="float" office:value="6370.58536887" calcext:value-type="float">
            <text:p>6370.58536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15.39964795" calcext:value-type="float">
            <text:p>4315.39964795</text:p>
          </table:table-cell>
          <table:table-cell office:value-type="float" office:value="3763.78011417" calcext:value-type="float">
            <text:p>3763.78011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.34060884" calcext:value-type="float">
            <text:p>1000.34060884</text:p>
          </table:table-cell>
          <table:table-cell office:value-type="float" office:value="844.891122103" calcext:value-type="float">
            <text:p>844.891122103</text:p>
          </table:table-cell>
          <table:table-cell office:value-type="float" office:value="781.184321165" calcext:value-type="float">
            <text:p>781.184321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2.59567404" calcext:value-type="float">
            <text:p>2412.59567404</text:p>
          </table:table-cell>
          <table:table-cell office:value-type="float" office:value="1954.64623594" calcext:value-type="float">
            <text:p>1954.64623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.354171991" calcext:value-type="float">
            <text:p>548.354171991</text:p>
          </table:table-cell>
          <table:table-cell office:value-type="float" office:value="468.736344099" calcext:value-type="float">
            <text:p>468.736344099</text:p>
          </table:table-cell>
          <table:table-cell office:value-type="float" office:value="518.325685978" calcext:value-type="float">
            <text:p>518.325685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8:53:04.006927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7:22:58.681866807</dc:date>
    <meta:editing-duration>P2DT5H28M4S</meta:editing-duration>
    <meta:editing-cycles>8</meta:editing-cycles>
    <meta:generator>LibreOffice/5.1.6.2$Linux_X86_64 LibreOffice_project/10m0$Build-2</meta:generator>
    <meta:document-statistic meta:table-count="2" meta:cell-count="173" meta:object-count="0"/>
  </office:meta>
</office:document-meta>
</file>